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/>
    </style:style>
    <style:style style:name="ce3" style:family="table-cell" style:parent-style-name="Default" style:data-style-name="N3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4"/>
    <style:style style:name="ce6" style:family="table-cell" style:parent-style-name="Default" style:data-style-name="N107"/>
    <style:style style:name="ce16" style:family="table-cell" style:parent-style-name="Default" style:data-style-name="N11"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74.6mm" svg:height="154.45mm" svg:x="222.64mm" svg:y="12.48mm">
            <draw:object draw:notify-on-update-of-ranges="Sheet1.A2:Sheet1.A28 Sheet1.B1:Sheet1.B1 Sheet1.B2:Sheet1.B28 Sheet1.A2:Sheet1.A28 Sheet1.C1:Sheet1.C1 Sheet1.C2:Sheet1.C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ce6"/>
        <table:table-column table:style-name="co1" table:default-cell-style-name="ce18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urrent (mA)</text:p>
          </table:table-cell>
          <table:table-cell table:style-name="ce1" office:value-type="string" calcext:value-type="string">
            <text:p>PWM (16Bit)</text:p>
          </table:table-cell>
          <table:table-cell table:style-name="ce3" office:value-type="string" calcext:value-type="string">
            <text:p>Fit</text:p>
          </table:table-cell>
          <table:table-cell table:style-name="ce5" office:value-type="string" calcext:value-type="string">
            <text:p>Current from fit</text:p>
          </table:table-cell>
          <table:table-cell table:style-name="ce16"/>
          <table:table-cell table:style-name="ce1"/>
          <table:table-cell table:style-name="ce1" office:value-type="string" calcext:value-type="string">
            <text:p>Fit</text:p>
          </table:table-cell>
          <table:table-cell/>
        </table:table-row>
        <table:table-row table:style-name="ro1">
          <table:table-cell table:style-name="ce10" office:value-type="float" office:value="0.0296" calcext:value-type="float">
            <text:p>0,0296</text:p>
          </table:table-cell>
          <table:table-cell table:style-name="ce10" office:value-type="float" office:value="0" calcext:value-type="float">
            <text:p>0</text:p>
          </table:table-cell>
          <table:table-cell table:formula="of:=[.$G$3]*[.A2]+[.$H$3]" office:value-type="float" office:value="23.6691700871667" calcext:value-type="float">
            <text:p>24</text:p>
          </table:table-cell>
          <table:table-cell table:style-name="ce8" table:formula="of:=([.B2]-[.$H$3])/[.$G$3]" office:value-type="float" office:value="0.0251736762601228" calcext:value-type="float">
            <text:p>0,03</text:p>
          </table:table-cell>
          <table:table-cell table:formula="of:=([.D2]/[.A2])-1" office:value-type="percentage" office:value="-0.149537964185039" calcext:value-type="percentage">
            <text:p>-14,95 %</text:p>
          </table:table-cell>
          <table:table-cell table:style-name="ce8" table:formula="of:=([.A2]*1000*[.$G$4]+[.$H$4])/65536" office:value-type="float" office:value="23.6692047119141" calcext:value-type="float">
            <text:p>23,67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t</text:p>
          </table:table-cell>
        </table:table-row>
        <table:table-row table:style-name="ro1">
          <table:table-cell table:style-name="ce10" office:value-type="float" office:value="0.2096" calcext:value-type="float">
            <text:p>0,2096</text:p>
          </table:table-cell>
          <table:table-cell table:style-name="ce10" office:value-type="float" office:value="1024" calcext:value-type="float">
            <text:p>1024</text:p>
          </table:table-cell>
          <table:table-cell table:formula="of:=[.$G$3]*[.A3]+[.$H$3]" office:value-type="float" office:value="986.194928722312" calcext:value-type="float">
            <text:p>986</text:p>
          </table:table-cell>
          <table:table-cell table:style-name="ce8" table:formula="of:=([.B3]-[.$H$3])/[.$G$3]" office:value-type="float" office:value="0.216669850099007" calcext:value-type="float">
            <text:p>0,22</text:p>
          </table:table-cell>
          <table:table-cell table:formula="of:=([.D3]/[.A3])-1" office:value-type="percentage" office:value="0.0337302008540425" calcext:value-type="percentage">
            <text:p>3,37 %</text:p>
          </table:table-cell>
          <table:table-cell table:style-name="ce8" table:formula="of:=([.A3]*1000*[.$G$4]+[.$H$4])/65536" office:value-type="float" office:value="986.19514465332" calcext:value-type="float">
            <text:p>986,20</text:p>
          </table:table-cell>
          <table:table-cell table:style-name="ce8" table:number-matrix-columns-spanned="2" table:number-matrix-rows-spanned="1" table:formula="of:=LINEST([.B2:.B12];[.A2:.A12];1;0)" office:value-type="float" office:value="5347.36532575081" calcext:value-type="float">
            <text:p>5.347,37</text:p>
          </table:table-cell>
          <table:table-cell table:style-name="ce8" office:value-type="float" office:value="-134.612843555057" calcext:value-type="float">
            <text:p>-134,61</text:p>
          </table:table-cell>
        </table:table-row>
        <table:table-row table:style-name="ro1">
          <table:table-cell table:style-name="ce10" office:value-type="float" office:value="0.41" calcext:value-type="float">
            <text:p>0,41</text:p>
          </table:table-cell>
          <table:table-cell table:style-name="ce10" office:value-type="float" office:value="2048" calcext:value-type="float">
            <text:p>2048</text:p>
          </table:table-cell>
          <table:table-cell table:formula="of:=[.$G$3]*[.A4]+[.$H$3]" office:value-type="float" office:value="2057.80694000277" calcext:value-type="float">
            <text:p>2.058</text:p>
          </table:table-cell>
          <table:table-cell table:style-name="ce8" table:formula="of:=([.B4]-[.$H$3])/[.$G$3]" office:value-type="float" office:value="0.408166023937892" calcext:value-type="float">
            <text:p>0,41</text:p>
          </table:table-cell>
          <table:table-cell table:formula="of:=([.D4]/[.A4])-1" office:value-type="percentage" office:value="-0.00447311234660541" calcext:value-type="percentage">
            <text:p>-0,45 %</text:p>
          </table:table-cell>
          <table:table-cell table:style-name="ce8" table:formula="of:=([.A4]*1000*[.$G$4]+[.$H$4])/65536" office:value-type="float" office:value="2057.80735778809" calcext:value-type="float">
            <text:p>2.057,81</text:p>
          </table:table-cell>
          <table:table-cell table:style-name="ce17" table:formula="of:=ROUND([.G3]/1000*65536)" office:value-type="float" office:value="350445" calcext:value-type="float">
            <text:p>350445</text:p>
          </table:table-cell>
          <table:table-cell table:style-name="ce17" table:formula="of:=ROUND([.H3]*65536;0)" office:value-type="float" office:value="-8821987" calcext:value-type="float">
            <text:p>-8821987</text:p>
          </table:table-cell>
        </table:table-row>
        <table:table-row table:style-name="ro1">
          <table:table-cell table:style-name="ce10" office:value-type="float" office:value="0.6" calcext:value-type="float">
            <text:p>0,6</text:p>
          </table:table-cell>
          <table:table-cell table:style-name="ce10" office:value-type="float" office:value="3072" calcext:value-type="float">
            <text:p>3072</text:p>
          </table:table-cell>
          <table:table-cell table:formula="of:=[.$G$3]*[.A5]+[.$H$3]" office:value-type="float" office:value="3073.80635189543" calcext:value-type="float">
            <text:p>3.074</text:p>
          </table:table-cell>
          <table:table-cell table:style-name="ce8" table:formula="of:=([.B5]-[.$H$3])/[.$G$3]" office:value-type="float" office:value="0.599662197776776" calcext:value-type="float">
            <text:p>0,60</text:p>
          </table:table-cell>
          <table:table-cell table:formula="of:=([.D5]/[.A5])-1" office:value-type="percentage" office:value="-0.000563003705372989" calcext:value-type="percentage">
            <text:p>-0,06 %</text:p>
          </table:table-cell>
          <table:table-cell table:style-name="ce8" table:formula="of:=([.A5]*1000*[.$G$4]+[.$H$4])/65536" office:value-type="float" office:value="3073.80696105957" calcext:value-type="float">
            <text:p>3.073,81</text:p>
          </table:table-cell>
          <table:table-cell table:number-columns-repeated="2"/>
        </table:table-row>
        <table:table-row table:style-name="ro1">
          <table:table-cell table:style-name="ce10" office:value-type="float" office:value="0.79" calcext:value-type="float">
            <text:p>0,79</text:p>
          </table:table-cell>
          <table:table-cell table:style-name="ce10" office:value-type="float" office:value="4096" calcext:value-type="float">
            <text:p>4096</text:p>
          </table:table-cell>
          <table:table-cell table:formula="of:=[.$G$3]*[.A6]+[.$H$3]" office:value-type="float" office:value="4089.80576378808" calcext:value-type="float">
            <text:p>4.090</text:p>
          </table:table-cell>
          <table:table-cell table:style-name="ce8" table:formula="of:=([.B6]-[.$H$3])/[.$G$3]" office:value-type="float" office:value="0.791158371615661" calcext:value-type="float">
            <text:p>0,79</text:p>
          </table:table-cell>
          <table:table-cell table:formula="of:=([.D6]/[.A6])-1" office:value-type="percentage" office:value="0.00146629318438074" calcext:value-type="percentage">
            <text:p>0,15 %</text:p>
          </table:table-cell>
          <table:table-cell table:style-name="ce8" table:formula="of:=([.A6]*1000*[.$G$4]+[.$H$4])/65536" office:value-type="float" office:value="4089.80656433106" calcext:value-type="float">
            <text:p>4.089,81</text:p>
          </table:table-cell>
          <table:table-cell table:number-columns-repeated="2"/>
        </table:table-row>
        <table:table-row table:style-name="ro1">
          <table:table-cell table:style-name="ce10" office:value-type="float" office:value="0.98" calcext:value-type="float">
            <text:p>0,98</text:p>
          </table:table-cell>
          <table:table-cell table:style-name="ce10" office:value-type="float" office:value="5120" calcext:value-type="float">
            <text:p>5120</text:p>
          </table:table-cell>
          <table:table-cell table:formula="of:=[.$G$3]*[.A7]+[.$H$3]" office:value-type="float" office:value="5105.80517568074" calcext:value-type="float">
            <text:p>5.106</text:p>
          </table:table-cell>
          <table:table-cell table:style-name="ce8" table:formula="of:=([.B7]-[.$H$3])/[.$G$3]" office:value-type="float" office:value="0.982654545454545" calcext:value-type="float">
            <text:p>0,98</text:p>
          </table:table-cell>
          <table:table-cell table:formula="of:=([.D7]/[.A7])-1" office:value-type="percentage" office:value="0.00270871985157672" calcext:value-type="percentage">
            <text:p>0,27 %</text:p>
          </table:table-cell>
          <table:table-cell table:style-name="ce8" table:formula="of:=([.A7]*1000*[.$G$4]+[.$H$4])/65536" office:value-type="float" office:value="5105.80616760254" calcext:value-type="float">
            <text:p>5.105,81</text:p>
          </table:table-cell>
          <table:table-cell table:number-columns-repeated="2"/>
        </table:table-row>
        <table:table-row table:style-name="ro1">
          <table:table-cell table:style-name="ce10" office:value-type="float" office:value="1.18" calcext:value-type="float">
            <text:p>1,18</text:p>
          </table:table-cell>
          <table:table-cell table:style-name="ce10" office:value-type="float" office:value="6144" calcext:value-type="float">
            <text:p>6144</text:p>
          </table:table-cell>
          <table:table-cell table:formula="of:=[.$G$3]*[.A8]+[.$H$3]" office:value-type="float" office:value="6175.2782408309" calcext:value-type="float">
            <text:p>6.175</text:p>
          </table:table-cell>
          <table:table-cell table:style-name="ce8" table:formula="of:=([.B8]-[.$H$3])/[.$G$3]" office:value-type="float" office:value="1.17415071929343" calcext:value-type="float">
            <text:p>1,17</text:p>
          </table:table-cell>
          <table:table-cell table:formula="of:=([.D8]/[.A8])-1" office:value-type="percentage" office:value="-0.00495701754794087" calcext:value-type="percentage">
            <text:p>-0,50 %</text:p>
          </table:table-cell>
          <table:table-cell table:style-name="ce8" table:formula="of:=([.A8]*1000*[.$G$4]+[.$H$4])/65536" office:value-type="float" office:value="6175.2794342041" calcext:value-type="float">
            <text:p>6.175,28</text:p>
          </table:table-cell>
          <table:table-cell table:style-name="ce1" table:number-columns-repeated="2"/>
        </table:table-row>
        <table:table-row table:style-name="ro1">
          <table:table-cell table:style-name="ce10" office:value-type="float" office:value="1.37" calcext:value-type="float">
            <text:p>1,37</text:p>
          </table:table-cell>
          <table:table-cell table:style-name="ce10" office:value-type="float" office:value="7168" calcext:value-type="float">
            <text:p>7168</text:p>
          </table:table-cell>
          <table:table-cell table:formula="of:=[.$G$3]*[.A9]+[.$H$3]" office:value-type="float" office:value="7191.27765272355" calcext:value-type="float">
            <text:p>7.191</text:p>
          </table:table-cell>
          <table:table-cell table:style-name="ce8" table:formula="of:=([.B9]-[.$H$3])/[.$G$3]" office:value-type="float" office:value="1.36564689313231" calcext:value-type="float">
            <text:p>1,37</text:p>
          </table:table-cell>
          <table:table-cell table:formula="of:=([.D9]/[.A9])-1" office:value-type="percentage" office:value="-0.0031774502683839" calcext:value-type="percentage">
            <text:p>-0,32 %</text:p>
          </table:table-cell>
          <table:table-cell table:style-name="ce8" table:formula="of:=([.A9]*1000*[.$G$4]+[.$H$4])/65536" office:value-type="float" office:value="7191.27903747559" calcext:value-type="float">
            <text:p>7.191,28</text:p>
          </table:table-cell>
          <table:table-cell table:style-name="ce7" table:number-columns-repeated="2"/>
        </table:table-row>
        <table:table-row table:style-name="ro1">
          <table:table-cell table:style-name="ce10" office:value-type="float" office:value="1.55" calcext:value-type="float">
            <text:p>1,55</text:p>
          </table:table-cell>
          <table:table-cell table:style-name="ce10" office:value-type="float" office:value="8192" calcext:value-type="float">
            <text:p>8192</text:p>
          </table:table-cell>
          <table:table-cell table:formula="of:=[.$G$3]*[.A10]+[.$H$3]" office:value-type="float" office:value="8153.8034113587" calcext:value-type="float">
            <text:p>8.154</text:p>
          </table:table-cell>
          <table:table-cell table:style-name="ce8" table:formula="of:=([.B10]-[.$H$3])/[.$G$3]" office:value-type="float" office:value="1.5571430669712" calcext:value-type="float">
            <text:p>1,56</text:p>
          </table:table-cell>
          <table:table-cell table:formula="of:=([.D10]/[.A10])-1" office:value-type="percentage" office:value="0.00460843030399905" calcext:value-type="percentage">
            <text:p>0,46 %</text:p>
          </table:table-cell>
          <table:table-cell table:style-name="ce8" table:formula="of:=([.A10]*1000*[.$G$4]+[.$H$4])/65536" office:value-type="float" office:value="8153.80497741699" calcext:value-type="float">
            <text:p>8.153,80</text:p>
          </table:table-cell>
          <table:table-cell table:number-columns-repeated="2"/>
        </table:table-row>
        <table:table-row table:style-name="ro1">
          <table:table-cell table:style-name="ce10" office:value-type="float" office:value="1.75" calcext:value-type="float">
            <text:p>1,75</text:p>
          </table:table-cell>
          <table:table-cell table:style-name="ce10" office:value-type="float" office:value="9216" calcext:value-type="float">
            <text:p>9216</text:p>
          </table:table-cell>
          <table:table-cell table:formula="of:=[.$G$3]*[.A11]+[.$H$3]" office:value-type="float" office:value="9223.27647650886" calcext:value-type="float">
            <text:p>9.223</text:p>
          </table:table-cell>
          <table:table-cell table:style-name="ce8" table:formula="of:=([.B11]-[.$H$3])/[.$G$3]" office:value-type="float" office:value="1.74863924081008" calcext:value-type="float">
            <text:p>1,75</text:p>
          </table:table-cell>
          <table:table-cell table:formula="of:=([.D11]/[.A11])-1" office:value-type="percentage" office:value="-0.000777576679952596" calcext:value-type="percentage">
            <text:p>-0,08 %</text:p>
          </table:table-cell>
          <table:table-cell table:style-name="ce8" table:formula="of:=([.A11]*1000*[.$G$4]+[.$H$4])/65536" office:value-type="float" office:value="9223.27824401856" calcext:value-type="float">
            <text:p>9.223,28</text:p>
          </table:table-cell>
          <table:table-cell table:number-columns-repeated="2"/>
        </table:table-row>
        <table:table-row table:style-name="ro1">
          <table:table-cell table:style-name="ce10" office:value-type="float" office:value="1.94" calcext:value-type="float">
            <text:p>1,94</text:p>
          </table:table-cell>
          <table:table-cell table:style-name="ce10" office:value-type="float" office:value="10240" calcext:value-type="float">
            <text:p>10240</text:p>
          </table:table-cell>
          <table:table-cell table:formula="of:=[.$G$3]*[.A12]+[.$H$3]" office:value-type="float" office:value="10239.2758884015" calcext:value-type="float">
            <text:p>10.239</text:p>
          </table:table-cell>
          <table:table-cell table:style-name="ce8" table:formula="of:=([.B12]-[.$H$3])/[.$G$3]" office:value-type="float" office:value="1.94013541464897" calcext:value-type="float">
            <text:p>1,94</text:p>
          </table:table-cell>
          <table:table-cell table:formula="of:=([.D12]/[.A12])-1" office:value-type="percentage" office:value="0.0000698013654472085" calcext:value-type="percentage">
            <text:p>0,01 %</text:p>
          </table:table-cell>
          <table:table-cell table:style-name="ce8" table:formula="of:=([.A12]*1000*[.$G$4]+[.$H$4])/65536" office:value-type="float" office:value="10239.27784729" calcext:value-type="float">
            <text:p>10.239,28</text:p>
          </table:table-cell>
          <table:table-cell table:number-columns-repeated="2"/>
        </table:table-row>
        <table:table-row table:style-name="ro1">
          <table:table-cell table:style-name="ce10" office:value-type="float" office:value="2.14" calcext:value-type="float">
            <text:p>2,14</text:p>
          </table:table-cell>
          <table:table-cell table:style-name="ce10" office:value-type="float" office:value="11264" calcext:value-type="float">
            <text:p>11264</text:p>
          </table:table-cell>
          <table:table-cell table:formula="of:=[.$G$3]*[.A13]+[.$H$3]" office:value-type="float" office:value="11308.7489535517" calcext:value-type="float">
            <text:p>11.309</text:p>
          </table:table-cell>
          <table:table-cell table:style-name="ce8" table:formula="of:=([.B13]-[.$H$3])/[.$G$3]" office:value-type="float" office:value="2.13163158848785" calcext:value-type="float">
            <text:p>2,13</text:p>
          </table:table-cell>
          <table:table-cell table:formula="of:=([.D13]/[.A13])-1" office:value-type="percentage" office:value="-0.00391047266922817" calcext:value-type="percentage">
            <text:p>-0,39 %</text:p>
          </table:table-cell>
          <table:table-cell table:style-name="ce8" table:formula="of:=([.A13]*1000*[.$G$4]+[.$H$4])/65536" office:value-type="float" office:value="11308.7511138916" calcext:value-type="float">
            <text:p>11.308,75</text:p>
          </table:table-cell>
          <table:table-cell table:number-columns-repeated="2"/>
        </table:table-row>
        <table:table-row table:style-name="ro1">
          <table:table-cell table:style-name="ce10" office:value-type="float" office:value="2.32" calcext:value-type="float">
            <text:p>2,32</text:p>
          </table:table-cell>
          <table:table-cell table:style-name="ce10" office:value-type="float" office:value="12288" calcext:value-type="float">
            <text:p>12288</text:p>
          </table:table-cell>
          <table:table-cell table:formula="of:=[.$G$3]*[.A14]+[.$H$3]" office:value-type="float" office:value="12271.2747121868" calcext:value-type="float">
            <text:p>12.271</text:p>
          </table:table-cell>
          <table:table-cell table:style-name="ce8" table:formula="of:=([.B14]-[.$H$3])/[.$G$3]" office:value-type="float" office:value="2.32312776232674" calcext:value-type="float">
            <text:p>2,32</text:p>
          </table:table-cell>
          <table:table-cell table:formula="of:=([.D14]/[.A14])-1" office:value-type="percentage" office:value="0.00134817341669669" calcext:value-type="percentage">
            <text:p>0,13 %</text:p>
          </table:table-cell>
          <table:table-cell table:style-name="ce8" table:formula="of:=([.A14]*1000*[.$G$4]+[.$H$4])/65536" office:value-type="float" office:value="12271.277053833" calcext:value-type="float">
            <text:p>12.271,28</text:p>
          </table:table-cell>
          <table:table-cell table:number-columns-repeated="2"/>
        </table:table-row>
        <table:table-row table:style-name="ro1">
          <table:table-cell table:style-name="ce10" office:value-type="float" office:value="2.53" calcext:value-type="float">
            <text:p>2,53</text:p>
          </table:table-cell>
          <table:table-cell table:style-name="ce10" office:value-type="float" office:value="13312" calcext:value-type="float">
            <text:p>13312</text:p>
          </table:table-cell>
          <table:table-cell table:formula="of:=[.$G$3]*[.A15]+[.$H$3]" office:value-type="float" office:value="13394.2214305945" calcext:value-type="float">
            <text:p>13.394</text:p>
          </table:table-cell>
          <table:table-cell table:style-name="ce8" table:formula="of:=([.B15]-[.$H$3])/[.$G$3]" office:value-type="float" office:value="2.51462393616562" calcext:value-type="float">
            <text:p>2,51</text:p>
          </table:table-cell>
          <table:table-cell table:formula="of:=([.D15]/[.A15])-1" office:value-type="percentage" office:value="-0.00607749558671122" calcext:value-type="percentage">
            <text:p>-0,61 %</text:p>
          </table:table-cell>
          <table:table-cell table:style-name="ce8" table:formula="of:=([.A15]*1000*[.$G$4]+[.$H$4])/65536" office:value-type="float" office:value="13394.2239837647" calcext:value-type="float">
            <text:p>13.394,22</text:p>
          </table:table-cell>
          <table:table-cell table:number-columns-repeated="2"/>
        </table:table-row>
        <table:table-row table:style-name="ro1">
          <table:table-cell table:style-name="ce10" office:value-type="float" office:value="2.72" calcext:value-type="float">
            <text:p>2,72</text:p>
          </table:table-cell>
          <table:table-cell table:style-name="ce10" office:value-type="float" office:value="14336" calcext:value-type="float">
            <text:p>14336</text:p>
          </table:table-cell>
          <table:table-cell table:formula="of:=[.$G$3]*[.A16]+[.$H$3]" office:value-type="float" office:value="14410.2208424871" calcext:value-type="float">
            <text:p>14.410</text:p>
          </table:table-cell>
          <table:table-cell table:style-name="ce8" table:formula="of:=([.B16]-[.$H$3])/[.$G$3]" office:value-type="float" office:value="2.70612011000451" calcext:value-type="float">
            <text:p>2,71</text:p>
          </table:table-cell>
          <table:table-cell table:formula="of:=([.D16]/[.A16])-1" office:value-type="percentage" office:value="-0.00510290073363762" calcext:value-type="percentage">
            <text:p>-0,51 %</text:p>
          </table:table-cell>
          <table:table-cell table:style-name="ce8" table:formula="of:=([.A16]*1000*[.$G$4]+[.$H$4])/65536" office:value-type="float" office:value="14410.2235870361" calcext:value-type="float">
            <text:p>14.410,22</text:p>
          </table:table-cell>
          <table:table-cell table:number-columns-repeated="2"/>
        </table:table-row>
        <table:table-row table:style-name="ro1">
          <table:table-cell table:style-name="ce10" office:value-type="float" office:value="2.9" calcext:value-type="float">
            <text:p>2,9</text:p>
          </table:table-cell>
          <table:table-cell table:style-name="ce10" office:value-type="float" office:value="15360" calcext:value-type="float">
            <text:p>15360</text:p>
          </table:table-cell>
          <table:table-cell table:formula="of:=[.$G$3]*[.A17]+[.$H$3]" office:value-type="float" office:value="15372.7466011223" calcext:value-type="float">
            <text:p>15.373</text:p>
          </table:table-cell>
          <table:table-cell table:style-name="ce8" table:formula="of:=([.B17]-[.$H$3])/[.$G$3]" office:value-type="float" office:value="2.89761628384339" calcext:value-type="float">
            <text:p>2,90</text:p>
          </table:table-cell>
          <table:table-cell table:formula="of:=([.D17]/[.A17])-1" office:value-type="percentage" office:value="-0.000821971088486251" calcext:value-type="percentage">
            <text:p>-0,08 %</text:p>
          </table:table-cell>
          <table:table-cell table:style-name="ce8" table:formula="of:=([.A17]*1000*[.$G$4]+[.$H$4])/65536" office:value-type="float" office:value="15372.7495269775" calcext:value-type="float">
            <text:p>15.372,75</text:p>
          </table:table-cell>
          <table:table-cell table:number-columns-repeated="2"/>
        </table:table-row>
        <table:table-row table:style-name="ro1">
          <table:table-cell table:style-name="ce10" office:value-type="float" office:value="3.1" calcext:value-type="float">
            <text:p>3,1</text:p>
          </table:table-cell>
          <table:table-cell table:style-name="ce10" office:value-type="float" office:value="16384" calcext:value-type="float">
            <text:p>16384</text:p>
          </table:table-cell>
          <table:table-cell table:formula="of:=[.$G$3]*[.A18]+[.$H$3]" office:value-type="float" office:value="16442.2196662724" calcext:value-type="float">
            <text:p>16.442</text:p>
          </table:table-cell>
          <table:table-cell table:style-name="ce8" table:formula="of:=([.B18]-[.$H$3])/[.$G$3]" office:value-type="float" office:value="3.08911245768227" calcext:value-type="float">
            <text:p>3,09</text:p>
          </table:table-cell>
          <table:table-cell table:formula="of:=([.D18]/[.A18])-1" office:value-type="percentage" office:value="-0.00351211042507282" calcext:value-type="percentage">
            <text:p>-0,35 %</text:p>
          </table:table-cell>
          <table:table-cell table:style-name="ce8" table:formula="of:=([.A18]*1000*[.$G$4]+[.$H$4])/65536" office:value-type="float" office:value="16442.2227935791" calcext:value-type="float">
            <text:p>16.442,22</text:p>
          </table:table-cell>
          <table:table-cell table:number-columns-repeated="2"/>
        </table:table-row>
        <table:table-row table:style-name="ro1">
          <table:table-cell table:style-name="ce10" office:value-type="float" office:value="3.29" calcext:value-type="float">
            <text:p>3,29</text:p>
          </table:table-cell>
          <table:table-cell table:style-name="ce10" office:value-type="float" office:value="17408" calcext:value-type="float">
            <text:p>17408</text:p>
          </table:table-cell>
          <table:table-cell table:formula="of:=[.$G$3]*[.A19]+[.$H$3]" office:value-type="float" office:value="17458.2190781651" calcext:value-type="float">
            <text:p>17.458</text:p>
          </table:table-cell>
          <table:table-cell table:style-name="ce8" table:formula="of:=([.B19]-[.$H$3])/[.$G$3]" office:value-type="float" office:value="3.28060863152116" calcext:value-type="float">
            <text:p>3,28</text:p>
          </table:table-cell>
          <table:table-cell table:formula="of:=([.D19]/[.A19])-1" office:value-type="percentage" office:value="-0.00285451929448055" calcext:value-type="percentage">
            <text:p>-0,29 %</text:p>
          </table:table-cell>
          <table:table-cell table:style-name="ce8" table:formula="of:=([.A19]*1000*[.$G$4]+[.$H$4])/65536" office:value-type="float" office:value="17458.2223968506" calcext:value-type="float">
            <text:p>17.458,22</text:p>
          </table:table-cell>
          <table:table-cell table:number-columns-repeated="2"/>
        </table:table-row>
        <table:table-row table:style-name="ro1">
          <table:table-cell table:style-name="ce10" office:value-type="float" office:value="3.48" calcext:value-type="float">
            <text:p>3,48</text:p>
          </table:table-cell>
          <table:table-cell table:style-name="ce10" office:value-type="float" office:value="18432" calcext:value-type="float">
            <text:p>18432</text:p>
          </table:table-cell>
          <table:table-cell table:formula="of:=[.$G$3]*[.A20]+[.$H$3]" office:value-type="float" office:value="18474.2184900578" calcext:value-type="float">
            <text:p>18.474</text:p>
          </table:table-cell>
          <table:table-cell table:style-name="ce8" table:formula="of:=([.B20]-[.$H$3])/[.$G$3]" office:value-type="float" office:value="3.47210480536004" calcext:value-type="float">
            <text:p>3,47</text:p>
          </table:table-cell>
          <table:table-cell table:formula="of:=([.D20]/[.A20])-1" office:value-type="percentage" office:value="-0.0022687340919415" calcext:value-type="percentage">
            <text:p>-0,23 %</text:p>
          </table:table-cell>
          <table:table-cell table:style-name="ce8" table:formula="of:=([.A20]*1000*[.$G$4]+[.$H$4])/65536" office:value-type="float" office:value="18474.2220001221" calcext:value-type="float">
            <text:p>18.474,22</text:p>
          </table:table-cell>
          <table:table-cell table:number-columns-repeated="2"/>
        </table:table-row>
        <table:table-row table:style-name="ro1">
          <table:table-cell table:style-name="ce10" office:value-type="float" office:value="3.68" calcext:value-type="float">
            <text:p>3,68</text:p>
          </table:table-cell>
          <table:table-cell table:style-name="ce10" office:value-type="float" office:value="19456" calcext:value-type="float">
            <text:p>19456</text:p>
          </table:table-cell>
          <table:table-cell table:formula="of:=[.$G$3]*[.A21]+[.$H$3]" office:value-type="float" office:value="19543.6915552079" calcext:value-type="float">
            <text:p>19.544</text:p>
          </table:table-cell>
          <table:table-cell table:style-name="ce8" table:formula="of:=([.B21]-[.$H$3])/[.$G$3]" office:value-type="float" office:value="3.66360097919893" calcext:value-type="float">
            <text:p>3,66</text:p>
          </table:table-cell>
          <table:table-cell table:formula="of:=([.D21]/[.A21])-1" office:value-type="percentage" office:value="-0.00445625565246532" calcext:value-type="percentage">
            <text:p>-0,45 %</text:p>
          </table:table-cell>
          <table:table-cell table:style-name="ce8" table:formula="of:=([.A21]*1000*[.$G$4]+[.$H$4])/65536" office:value-type="float" office:value="19543.6952667236" calcext:value-type="float">
            <text:p>19.543,70</text:p>
          </table:table-cell>
          <table:table-cell table:number-columns-repeated="2"/>
        </table:table-row>
        <table:table-row table:style-name="ro1">
          <table:table-cell table:style-name="ce10" office:value-type="float" office:value="3.88" calcext:value-type="float">
            <text:p>3,88</text:p>
          </table:table-cell>
          <table:table-cell table:style-name="ce10" office:value-type="float" office:value="20480" calcext:value-type="float">
            <text:p>20480</text:p>
          </table:table-cell>
          <table:table-cell table:formula="of:=[.$G$3]*[.A22]+[.$H$3]" office:value-type="float" office:value="20613.1646203581" calcext:value-type="float">
            <text:p>20.613</text:p>
          </table:table-cell>
          <table:table-cell table:style-name="ce8" table:formula="of:=([.B22]-[.$H$3])/[.$G$3]" office:value-type="float" office:value="3.85509715303781" calcext:value-type="float">
            <text:p>3,86</text:p>
          </table:table-cell>
          <table:table-cell table:formula="of:=([.D22]/[.A22])-1" office:value-type="percentage" office:value="-0.00641825952633701" calcext:value-type="percentage">
            <text:p>-0,64 %</text:p>
          </table:table-cell>
          <table:table-cell table:style-name="ce8" table:formula="of:=([.A22]*1000*[.$G$4]+[.$H$4])/65536" office:value-type="float" office:value="20613.1685333252" calcext:value-type="float">
            <text:p>20.613,17</text:p>
          </table:table-cell>
          <table:table-cell table:number-columns-repeated="2"/>
        </table:table-row>
        <table:table-row table:style-name="ro1">
          <table:table-cell table:style-name="ce10" office:value-type="float" office:value="4.06" calcext:value-type="float">
            <text:p>4,06</text:p>
          </table:table-cell>
          <table:table-cell table:style-name="ce10" office:value-type="float" office:value="21504" calcext:value-type="float">
            <text:p>21504</text:p>
          </table:table-cell>
          <table:table-cell table:formula="of:=[.$G$3]*[.A23]+[.$H$3]" office:value-type="float" office:value="21575.6903789932" calcext:value-type="float">
            <text:p>21.576</text:p>
          </table:table-cell>
          <table:table-cell table:style-name="ce8" table:formula="of:=([.B23]-[.$H$3])/[.$G$3]" office:value-type="float" office:value="4.0465933268767" calcext:value-type="float">
            <text:p>4,05</text:p>
          </table:table-cell>
          <table:table-cell table:formula="of:=([.D23]/[.A23])-1" office:value-type="percentage" office:value="-0.00330213623726672" calcext:value-type="percentage">
            <text:p>-0,33 %</text:p>
          </table:table-cell>
          <table:table-cell table:style-name="ce8" table:formula="of:=([.A23]*1000*[.$G$4]+[.$H$4])/65536" office:value-type="float" office:value="21575.6944732666" calcext:value-type="float">
            <text:p>21.575,69</text:p>
          </table:table-cell>
          <table:table-cell table:number-columns-repeated="2"/>
        </table:table-row>
        <table:table-row table:style-name="ro1">
          <table:table-cell table:style-name="ce10" office:value-type="float" office:value="4.26" calcext:value-type="float">
            <text:p>4,26</text:p>
          </table:table-cell>
          <table:table-cell table:style-name="ce10" office:value-type="float" office:value="22528" calcext:value-type="float">
            <text:p>22528</text:p>
          </table:table-cell>
          <table:table-cell table:formula="of:=[.$G$3]*[.A24]+[.$H$3]" office:value-type="float" office:value="22645.1634441434" calcext:value-type="float">
            <text:p>22.645</text:p>
          </table:table-cell>
          <table:table-cell table:style-name="ce8" table:formula="of:=([.B24]-[.$H$3])/[.$G$3]" office:value-type="float" office:value="4.23808950071558" calcext:value-type="float">
            <text:p>4,24</text:p>
          </table:table-cell>
          <table:table-cell table:formula="of:=([.D24]/[.A24])-1" office:value-type="percentage" office:value="-0.00514330969117804" calcext:value-type="percentage">
            <text:p>-0,51 %</text:p>
          </table:table-cell>
          <table:table-cell table:style-name="ce8" table:formula="of:=([.A24]*1000*[.$G$4]+[.$H$4])/65536" office:value-type="float" office:value="22645.1677398682" calcext:value-type="float">
            <text:p>22.645,17</text:p>
          </table:table-cell>
          <table:table-cell table:number-columns-repeated="2"/>
        </table:table-row>
        <table:table-row table:style-name="ro1">
          <table:table-cell table:style-name="ce10" office:value-type="float" office:value="4.46" calcext:value-type="float">
            <text:p>4,46</text:p>
          </table:table-cell>
          <table:table-cell table:style-name="ce10" office:value-type="float" office:value="23552" calcext:value-type="float">
            <text:p>23552</text:p>
          </table:table-cell>
          <table:table-cell table:formula="of:=[.$G$3]*[.A25]+[.$H$3]" office:value-type="float" office:value="23714.6365092935" calcext:value-type="float">
            <text:p>23.715</text:p>
          </table:table-cell>
          <table:table-cell table:style-name="ce8" table:formula="of:=([.B25]-[.$H$3])/[.$G$3]" office:value-type="float" office:value="4.42958567455447" calcext:value-type="float">
            <text:p>4,43</text:p>
          </table:table-cell>
          <table:table-cell table:formula="of:=([.D25]/[.A25])-1" office:value-type="percentage" office:value="-0.00681935548106138" calcext:value-type="percentage">
            <text:p>-0,68 %</text:p>
          </table:table-cell>
          <table:table-cell table:style-name="ce8" table:formula="of:=([.A25]*1000*[.$G$4]+[.$H$4])/65536" office:value-type="float" office:value="23714.6410064697" calcext:value-type="float">
            <text:p>23.714,64</text:p>
          </table:table-cell>
          <table:table-cell table:number-columns-repeated="2"/>
        </table:table-row>
        <table:table-row table:style-name="ro1">
          <table:table-cell table:style-name="ce10" office:value-type="float" office:value="4.65" calcext:value-type="float">
            <text:p>4,65</text:p>
          </table:table-cell>
          <table:table-cell table:style-name="ce10" office:value-type="float" office:value="24576" calcext:value-type="float">
            <text:p>24576</text:p>
          </table:table-cell>
          <table:table-cell table:formula="of:=[.$G$3]*[.A26]+[.$H$3]" office:value-type="float" office:value="24730.6359211862" calcext:value-type="float">
            <text:p>24.731</text:p>
          </table:table-cell>
          <table:table-cell table:style-name="ce8" table:formula="of:=([.B26]-[.$H$3])/[.$G$3]" office:value-type="float" office:value="4.62108184839335" calcext:value-type="float">
            <text:p>4,62</text:p>
          </table:table-cell>
          <table:table-cell table:formula="of:=([.D26]/[.A26])-1" office:value-type="percentage" office:value="-0.00621895733476341" calcext:value-type="percentage">
            <text:p>-0,62 %</text:p>
          </table:table-cell>
          <table:table-cell table:style-name="ce8" table:formula="of:=([.A26]*1000*[.$G$4]+[.$H$4])/65536" office:value-type="float" office:value="24730.6406097412" calcext:value-type="float">
            <text:p>24.730,64</text:p>
          </table:table-cell>
          <table:table-cell table:number-columns-repeated="2"/>
        </table:table-row>
        <table:table-row table:style-name="ro1">
          <table:table-cell table:style-name="ce10" office:value-type="float" office:value="4.85" calcext:value-type="float">
            <text:p>4,85</text:p>
          </table:table-cell>
          <table:table-cell table:style-name="ce10" office:value-type="float" office:value="25600" calcext:value-type="float">
            <text:p>25600</text:p>
          </table:table-cell>
          <table:table-cell table:formula="of:=[.$G$3]*[.A27]+[.$H$3]" office:value-type="float" office:value="25800.1089863364" calcext:value-type="float">
            <text:p>25.800</text:p>
          </table:table-cell>
          <table:table-cell table:style-name="ce8" table:formula="of:=([.B27]-[.$H$3])/[.$G$3]" office:value-type="float" office:value="4.81257802223224" calcext:value-type="float">
            <text:p>4,81</text:p>
          </table:table-cell>
          <table:table-cell table:formula="of:=([.D27]/[.A27])-1" office:value-type="percentage" office:value="-0.00771587170469379" calcext:value-type="percentage">
            <text:p>-0,77 %</text:p>
          </table:table-cell>
          <table:table-cell table:style-name="ce8" table:formula="of:=([.A27]*1000*[.$G$4]+[.$H$4])/65536" office:value-type="float" office:value="25800.1138763428" calcext:value-type="float">
            <text:p>25.800,11</text:p>
          </table:table-cell>
          <table:table-cell table:number-columns-repeated="2"/>
        </table:table-row>
        <table:table-row table:style-name="ro1">
          <table:table-cell table:style-name="ce10" office:value-type="float" office:value="5.04" calcext:value-type="float">
            <text:p>5,04</text:p>
          </table:table-cell>
          <table:table-cell table:style-name="ce10" office:value-type="float" office:value="26624" calcext:value-type="float">
            <text:p>26624</text:p>
          </table:table-cell>
          <table:table-cell table:formula="of:=[.$G$3]*[.A28]+[.$H$3]" office:value-type="float" office:value="26816.108398229" calcext:value-type="float">
            <text:p>26.816</text:p>
          </table:table-cell>
          <table:table-cell table:style-name="ce8" table:formula="of:=([.B28]-[.$H$3])/[.$G$3]" office:value-type="float" office:value="5.00407419607112" calcext:value-type="float">
            <text:p>5,00</text:p>
          </table:table-cell>
          <table:table-cell table:formula="of:=([.D28]/[.A28])-1" office:value-type="percentage" office:value="-0.00712813570017468" calcext:value-type="percentage">
            <text:p>-0,71 %</text:p>
          </table:table-cell>
          <table:table-cell table:style-name="ce8" table:formula="of:=([.A28]*1000*[.$G$4]+[.$H$4])/65536" office:value-type="float" office:value="26816.1134796143" calcext:value-type="float">
            <text:p>26.816,11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et / 1000 * m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formula="of:=5*5347" office:value-type="float" office:value="26735" calcext:value-type="float">
            <text:p>26735</text:p>
          </table:table-cell>
          <table:table-cell table:number-columns-repeated="7"/>
        </table:table-row>
        <table:table-row table:style-name="ro1">
          <table:table-cell table:formula="of:=(5000*[.G4]+[.H4])/65536" office:value-type="float" office:value="26602.2188262939" calcext:value-type="float">
            <text:p>26602,2188262939</text:p>
          </table:table-cell>
          <table:table-cell table:number-columns-repeated="7"/>
        </table:table-row>
        <table:table-row table:style-name="ro1" table:number-rows-repeated="10485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Adobe Heiti Std R" style:language-asian="zh" style:country-asian="CN" style:font-name-complex="Adobe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.00.0000</text:date>, <text:time style:data-style-name="N2" text:time-value="01:29:45.8136648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22:31:49.320600362</meta:creation-date>
    <dc:date>2018-11-25T02:17:34.330756856</dc:date>
    <meta:editing-duration>PT1H9M10S</meta:editing-duration>
    <meta:editing-cycles>10</meta:editing-cycles>
    <meta:generator>LibreOffice/6.1.3.2$Linux_X86_64 LibreOffice_project/10$Build-2</meta:generator>
    <meta:document-statistic meta:table-count="1" meta:cell-count="17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61cm" svg:height="15.446cm" xlink:href=".." xlink:type="simple" chart:class="chart:scatter" chart:style-name="ch1">
        <chart:legend chart:legend-position="top" svg:x="11.418cm" svg:y="0.185cm" style:legend-expansion="wide" chart:style-name="ch2"/>
        <chart:plot-area chart:style-name="ch3" table:cell-range-address="Sheet1.A2:Sheet1.C28 Sheet1.B1:Sheet1.C1" chart:data-source-has-labels="row" svg:x="1.56cm" svg:y="1.091cm" svg:width="25.352cm" svg:height="13.066cm">
          <chartooo:coordinate-region svg:x="2.737cm" svg:y="1.29cm" svg:width="24.081cm" svg:height="12.22cm"/>
          <chart:axis chart:dimension="x" chart:name="primary-x" chart:style-name="ch4">
            <chart:title svg:x="13.689cm" svg:y="14.465cm" chart:style-name="ch5">
              <text:p>T in °C</text:p>
            </chart:title>
            <chart:grid chart:style-name="ch6" chart:class="major"/>
          </chart:axis>
          <chart:axis chart:dimension="y" chart:name="primary-y" chart:style-name="ch4">
            <chart:title svg:x="0.451cm" svg:y="8.528cm" chart:style-name="ch7">
              <text:p>ADC (16bit)</text:p>
            </chart:title>
            <chart:grid chart:style-name="ch6" chart:class="major"/>
          </chart:axis>
          <chart:series chart:style-name="ch8" chart:values-cell-range-address="Sheet1.B2:Sheet1.B28" chart:label-cell-address="Sheet1.B1:Sheet1.B1" chart:class="chart:scatter">
            <chart:domain table:cell-range-address="Sheet1.A2:Sheet1.A28"/>
            <chart:data-point chart:repeated="27"/>
          </chart:series>
          <chart:series chart:style-name="ch9" chart:values-cell-range-address="Sheet1.C2:Sheet1.C28" chart:label-cell-address="Sheet1.C1:Sheet1.C1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WM (16Bit)</text:p>
                <draw:g>
                  <svg:desc>Sheet1.B1:Sheet1.B1</svg:desc>
                </draw:g>
              </table:table-cell>
              <table:table-cell office:value-type="string">
                <text:p>Fi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6">
                <text:p>0.0296</text:p>
                <draw:g>
                  <svg:desc>Sheet1.A2:Sheet1.A28</svg:desc>
                </draw:g>
              </table:table-cell>
              <table:table-cell office:value-type="float" office:value="0">
                <text:p>0</text:p>
                <draw:g>
                  <svg:desc>Sheet1.B2:Sheet1.B28</svg:desc>
                </draw:g>
              </table:table-cell>
              <table:table-cell office:value-type="float" office:value="23.6691700871667">
                <text:p>23.6691700871667</text:p>
                <draw:g>
                  <svg:desc>Sheet1.C2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96">
                <text:p>0.2096</text:p>
              </table:table-cell>
              <table:table-cell office:value-type="float" office:value="1024">
                <text:p>1024</text:p>
              </table:table-cell>
              <table:table-cell office:value-type="float" office:value="986.194928722312">
                <text:p>986.194928722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">
                <text:p>0.41</text:p>
              </table:table-cell>
              <table:table-cell office:value-type="float" office:value="2048">
                <text:p>2048</text:p>
              </table:table-cell>
              <table:table-cell office:value-type="float" office:value="2057.80694000277">
                <text:p>2057.806940002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072">
                <text:p>3072</text:p>
              </table:table-cell>
              <table:table-cell office:value-type="float" office:value="3073.80635189543">
                <text:p>3073.806351895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9">
                <text:p>0.79</text:p>
              </table:table-cell>
              <table:table-cell office:value-type="float" office:value="4096">
                <text:p>4096</text:p>
              </table:table-cell>
              <table:table-cell office:value-type="float" office:value="4089.80576378808">
                <text:p>4089.8057637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8">
                <text:p>0.98</text:p>
              </table:table-cell>
              <table:table-cell office:value-type="float" office:value="5120">
                <text:p>5120</text:p>
              </table:table-cell>
              <table:table-cell office:value-type="float" office:value="5105.80517568074">
                <text:p>5105.80517568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8">
                <text:p>1.18</text:p>
              </table:table-cell>
              <table:table-cell office:value-type="float" office:value="6144">
                <text:p>6144</text:p>
              </table:table-cell>
              <table:table-cell office:value-type="float" office:value="6175.2782408309">
                <text:p>6175.2782408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37">
                <text:p>1.37</text:p>
              </table:table-cell>
              <table:table-cell office:value-type="float" office:value="7168">
                <text:p>7168</text:p>
              </table:table-cell>
              <table:table-cell office:value-type="float" office:value="7191.27765272355">
                <text:p>7191.27765272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5">
                <text:p>1.55</text:p>
              </table:table-cell>
              <table:table-cell office:value-type="float" office:value="8192">
                <text:p>8192</text:p>
              </table:table-cell>
              <table:table-cell office:value-type="float" office:value="8153.8034113587">
                <text:p>8153.8034113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5">
                <text:p>1.75</text:p>
              </table:table-cell>
              <table:table-cell office:value-type="float" office:value="9216">
                <text:p>9216</text:p>
              </table:table-cell>
              <table:table-cell office:value-type="float" office:value="9223.27647650886">
                <text:p>9223.276476508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4">
                <text:p>1.94</text:p>
              </table:table-cell>
              <table:table-cell office:value-type="float" office:value="10240">
                <text:p>10240</text:p>
              </table:table-cell>
              <table:table-cell office:value-type="float" office:value="10239.2758884015">
                <text:p>10239.2758884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4">
                <text:p>2.14</text:p>
              </table:table-cell>
              <table:table-cell office:value-type="float" office:value="11264">
                <text:p>11264</text:p>
              </table:table-cell>
              <table:table-cell office:value-type="float" office:value="11308.7489535517">
                <text:p>11308.74895355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2">
                <text:p>2.32</text:p>
              </table:table-cell>
              <table:table-cell office:value-type="float" office:value="12288">
                <text:p>12288</text:p>
              </table:table-cell>
              <table:table-cell office:value-type="float" office:value="12271.2747121868">
                <text:p>12271.2747121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3">
                <text:p>2.53</text:p>
              </table:table-cell>
              <table:table-cell office:value-type="float" office:value="13312">
                <text:p>13312</text:p>
              </table:table-cell>
              <table:table-cell office:value-type="float" office:value="13394.2214305945">
                <text:p>13394.22143059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2">
                <text:p>2.72</text:p>
              </table:table-cell>
              <table:table-cell office:value-type="float" office:value="14336">
                <text:p>14336</text:p>
              </table:table-cell>
              <table:table-cell office:value-type="float" office:value="14410.2208424871">
                <text:p>14410.2208424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">
                <text:p>2.9</text:p>
              </table:table-cell>
              <table:table-cell office:value-type="float" office:value="15360">
                <text:p>15360</text:p>
              </table:table-cell>
              <table:table-cell office:value-type="float" office:value="15372.7466011223">
                <text:p>15372.74660112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1">
                <text:p>3.1</text:p>
              </table:table-cell>
              <table:table-cell office:value-type="float" office:value="16384">
                <text:p>16384</text:p>
              </table:table-cell>
              <table:table-cell office:value-type="float" office:value="16442.2196662724">
                <text:p>16442.21966627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29">
                <text:p>3.29</text:p>
              </table:table-cell>
              <table:table-cell office:value-type="float" office:value="17408">
                <text:p>17408</text:p>
              </table:table-cell>
              <table:table-cell office:value-type="float" office:value="17458.2190781651">
                <text:p>17458.21907816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8">
                <text:p>3.48</text:p>
              </table:table-cell>
              <table:table-cell office:value-type="float" office:value="18432">
                <text:p>18432</text:p>
              </table:table-cell>
              <table:table-cell office:value-type="float" office:value="18474.2184900578">
                <text:p>18474.21849005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8">
                <text:p>3.68</text:p>
              </table:table-cell>
              <table:table-cell office:value-type="float" office:value="19456">
                <text:p>19456</text:p>
              </table:table-cell>
              <table:table-cell office:value-type="float" office:value="19543.6915552079">
                <text:p>19543.69155520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8">
                <text:p>3.88</text:p>
              </table:table-cell>
              <table:table-cell office:value-type="float" office:value="20480">
                <text:p>20480</text:p>
              </table:table-cell>
              <table:table-cell office:value-type="float" office:value="20613.1646203581">
                <text:p>20613.16462035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06">
                <text:p>4.06</text:p>
              </table:table-cell>
              <table:table-cell office:value-type="float" office:value="21504">
                <text:p>21504</text:p>
              </table:table-cell>
              <table:table-cell office:value-type="float" office:value="21575.6903789932">
                <text:p>21575.6903789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26">
                <text:p>4.26</text:p>
              </table:table-cell>
              <table:table-cell office:value-type="float" office:value="22528">
                <text:p>22528</text:p>
              </table:table-cell>
              <table:table-cell office:value-type="float" office:value="22645.1634441434">
                <text:p>22645.16344414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46">
                <text:p>4.46</text:p>
              </table:table-cell>
              <table:table-cell office:value-type="float" office:value="23552">
                <text:p>23552</text:p>
              </table:table-cell>
              <table:table-cell office:value-type="float" office:value="23714.6365092935">
                <text:p>23714.63650929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65">
                <text:p>4.65</text:p>
              </table:table-cell>
              <table:table-cell office:value-type="float" office:value="24576">
                <text:p>24576</text:p>
              </table:table-cell>
              <table:table-cell office:value-type="float" office:value="24730.6359211862">
                <text:p>24730.63592118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85">
                <text:p>4.85</text:p>
              </table:table-cell>
              <table:table-cell office:value-type="float" office:value="25600">
                <text:p>25600</text:p>
              </table:table-cell>
              <table:table-cell office:value-type="float" office:value="25800.1089863364">
                <text:p>25800.10898633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04">
                <text:p>5.04</text:p>
              </table:table-cell>
              <table:table-cell office:value-type="float" office:value="26624">
                <text:p>26624</text:p>
              </table:table-cell>
              <table:table-cell office:value-type="float" office:value="26816.108398229">
                <text:p>26816.1083982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